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2.137cm" fo:padding-top="0.025cm" fo:padding-bottom="0.025cm" fo:padding-left="0.15cm" fo:padding-right="0.15cm"/>
    </style:style>
    <style:style style:name="gr2" style:family="graphic" style:parent-style-name="standard">
      <style:graphic-properties draw:stroke="none" svg:stroke-color="#000000" draw:fill="none" draw:fill-color="#ffffff" fo:min-height="1.771cm"/>
    </style:style>
    <style:style style:name="gr3" style:family="graphic" style:parent-style-name="standard">
      <style:graphic-properties draw:stroke="none" draw:fill="none" fo:min-height="1.85cm"/>
    </style:style>
    <style:style style:name="gr4" style:family="graphic" style:parent-style-name="standard">
      <style:graphic-properties draw:stroke="none" draw:fill="none" fo:min-height="0.561cm"/>
    </style:style>
    <style:style style:name="gr5" style:family="graphic" style:parent-style-name="Objet_20_sans_20_remplissage_20_ni_20_ligne">
      <style:graphic-properties draw:textarea-vertical-align="middle" draw:ole-draw-aspect="1"/>
    </style:style>
    <style:style style:name="gr6" style:family="graphic" style:parent-style-name="standard">
      <style:graphic-properties draw:stroke="none" draw:fill="none" fo:min-height="0.361cm"/>
    </style:style>
    <style:style style:name="gr7" style:family="graphic" style:parent-style-name="standard">
      <style:graphic-properties draw:stroke="none" svg:stroke-color="#000000" draw:fill="none" draw:fill-color="#ffffff" fo:min-height="0.948cm"/>
    </style:style>
    <style:style style:name="gr8" style:family="graphic" style:parent-style-name="standard">
      <style:graphic-properties draw:stroke="none" draw:fill="none" fo:min-height="1.381cm"/>
    </style:style>
    <style:style style:name="gr9" style:family="graphic" style:parent-style-name="standard" style:list-style-name="L2">
      <style:graphic-properties draw:stroke="none" draw:fill="none" fo:min-height="1.119cm"/>
    </style:style>
    <style:style style:name="gr10" style:family="graphic" style:parent-style-name="standard">
      <style:graphic-properties draw:stroke="none" draw:fill="none" fo:min-height="1.119cm"/>
    </style:style>
    <style:style style:name="gr11" style:family="graphic" style:parent-style-name="standard" style:list-style-name="L2">
      <style:graphic-properties draw:stroke="none" draw:fill="none" fo:min-height="2.071cm"/>
    </style:style>
    <style:style style:name="gr12" style:family="graphic" style:parent-style-name="standard">
      <style:graphic-properties draw:stroke="none" draw:fill="none" fo:min-height="1.77cm"/>
    </style:style>
    <style:style style:name="gr13" style:family="graphic" style:parent-style-name="mindmap">
      <style:graphic-properties fo:min-height="2.796cm"/>
    </style:style>
    <style:style style:name="gr14" style:family="graphic" style:parent-style-name="standard">
      <style:graphic-properties draw:stroke="none" draw:fill="none" fo:min-height="2.237cm"/>
    </style:style>
    <style:style style:name="gr15" style:family="graphic" style:parent-style-name="standard">
      <style:graphic-properties draw:stroke="none" svg:stroke-color="#000000" draw:fill="none" draw:fill-color="#ffffff" fo:min-height="0cm"/>
    </style:style>
    <style:style style:name="gr16" style:family="graphic" style:parent-style-name="mindmap">
      <style:graphic-properties draw:auto-grow-height="true" draw:auto-grow-width="false" fo:min-height="0.561cm" fo:min-width="0cm"/>
    </style:style>
    <style:style style:name="gr17" style:family="graphic" style:parent-style-name="mindmap">
      <style:graphic-properties draw:auto-grow-height="true" draw:auto-grow-width="false" fo:min-height="3.955cm" fo:min-width="0cm"/>
    </style:style>
    <style:style style:name="P1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color="#0084d1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 style:text-autospace="none" style:line-break="normal" style:writing-mode="page"/>
      <style:text-properties fo:color="#0084d1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 style:text-autospace="none" style:line-break="normal" style:writing-mode="page"/>
      <style:text-properties fo:color="#0084d1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text-properties fo:color="#c5000b"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center" style:text-autospace="none" style:line-break="normal" style:writing-mode="page"/>
      <style:text-properties fo:color="#c5000b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text-properties fo:color="#ff950e"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 style:text-autospace="none" style:line-break="normal" style:writing-mode="page"/>
      <style:text-properties fo:color="#c5000b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paragraph-properties fo:text-align="center" style:text-autospace="none" style:line-break="normal" style:writing-mode="page"/>
      <style:text-properties fo:color="#ff950e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text-align="start" style:text-autospace="none" style:line-break="normal" style:writing-mode="page"/>
      <style:text-properties fo:color="#ff950e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style:paragraph-properties fo:text-align="center" style:text-autospace="none" style:line-break="normal" style:writing-mode="page"/>
      <style:text-properties fo:color="#ff950e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bold" style:font-family-complex="Arial" style:font-family-generic-complex="system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2" style:family="paragraph">
      <style:text-properties fo:color="#4b1f6f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center" style:text-autospace="none" style:line-break="normal" style:writing-mode="page"/>
      <style:text-properties fo:color="#4b1f6f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style:text-properties fo:color="#4b1f6f"/>
    </style:style>
    <style:style style:name="P15" style:family="paragraph">
      <style:paragraph-properties fo:text-align="center" style:text-autospace="none" style:line-break="normal" style:writing-mode="page"/>
      <style:text-properties fo:color="#ff950e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style:text-properties fo:color="#0084d1"/>
    </style:style>
    <style:style style:name="P17" style:family="paragraph">
      <style:text-properties fo:color="#ff950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84d1"/>
    </style:style>
    <style:style style:name="T6" style:family="text">
      <style:text-properties fo:color="#4b1f6f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4b1f6f"/>
    </style:style>
    <style:style style:name="T8" style:family="text">
      <style:text-properties fo:color="#ff950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6cm" svg:height="2.895cm" svg:x="10.6cm" svg:y="9cm">
          <draw:text-box>
            <text:p text:style-name="P1"><text:span text:style-name="T1">Éléments du jeu</text:span></text:p>
          </draw:text-box>
        </draw:frame>
        <draw:frame draw:style-name="gr2" draw:text-style-name="P2" draw:layer="layout" svg:width="3.1cm" svg:height="2.021cm" svg:x="8.3cm" svg:y="7.9cm">
          <draw:text-box>
            <text:p text:style-name="P2"><text:span text:style-name="T2">joueur</text:span></text:p>
          </draw:text-box>
        </draw:frame>
        <draw:frame draw:style-name="gr3" draw:text-style-name="P3" draw:layer="layout" svg:width="6.827cm" svg:height="1.631cm" svg:x="3.8cm" svg:y="7.2cm">
          <draw:text-box>
            <text:p text:style-name="P3">Colonie de bactéries pathogènes</text:p>
          </draw:text-box>
        </draw:frame>
        <draw:frame draw:style-name="gr4" draw:text-style-name="P4" draw:layer="layout" svg:width="6.12cm" svg:height="0.811cm" svg:x="6.5cm" svg:y="5.7cm">
          <draw:text-box>
            <text:p text:style-name="P4">accidentelle, origine : nature</text:p>
          </draw:text-box>
        </draw:frame>
        <draw:frame draw:style-name="gr5" draw:layer="layout" svg:width="4.681cm" svg:height="1.321cm" svg:x="0cm" svg:y="6.17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5" draw:layer="layout" svg:width="3.1cm" svg:height="2.021cm" svg:x="8.3cm" svg:y="11.801cm">
          <draw:text-box>
            <text:p text:style-name="P5"><text:span text:style-name="T2">milieu</text:span></text:p>
          </draw:text-box>
        </draw:frame>
        <draw:frame draw:style-name="gr6" draw:text-style-name="P6" draw:layer="layout" svg:width="5.656cm" svg:height="1.369cm" svg:x="4.1cm" svg:y="12.389cm">
          <draw:text-box>
            <text:p text:style-name="P6">Poumons</text:p>
            <text:p text:style-name="P6"/>
          </draw:text-box>
        </draw:frame>
        <draw:frame draw:style-name="gr7" draw:text-style-name="P7" draw:layer="layout" svg:width="4.6cm" svg:height="1.198cm" svg:x="17.7cm" svg:y="11.802cm">
          <draw:text-box>
            <text:p text:style-name="P7"><text:span text:style-name="T2">opposants</text:span></text:p>
          </draw:text-box>
        </draw:frame>
        <draw:frame draw:style-name="gr4" draw:text-style-name="P8" draw:layer="layout" svg:width="3.122cm" svg:height="0.811cm" svg:x="1.978cm" svg:y="12.7cm">
          <draw:text-box>
            <text:p text:style-name="P8">ramifications</text:p>
          </draw:text-box>
        </draw:frame>
        <draw:frame draw:style-name="gr8" draw:text-style-name="P9" draw:layer="layout" svg:width="3.4cm" svg:height="1.631cm" svg:x="13.7cm" svg:y="13.3cm">
          <draw:text-box>
            <text:p text:style-name="P9">phagocytes</text:p>
          </draw:text-box>
        </draw:frame>
        <draw:frame draw:style-name="gr9" draw:text-style-name="P10" draw:layer="layout" svg:width="5.203cm" svg:height="4.164cm" svg:x="13.6cm" svg:y="13.954cm">
          <draw:text-box>
            <text:list text:style-name="L2">
              <text:list-item>
                <text:p text:style-name="P10">Nombreux</text:p>
              </text:list-item>
              <text:list-item>
                <text:p text:style-name="P10">Présents dès le début</text:p>
              </text:list-item>
              <text:list-item>
                <text:p text:style-name="P10">Peu efficaces</text:p>
              </text:list-item>
              <text:list-item>
                <text:p text:style-name="P10">Ennemi standard</text:p>
              </text:list-item>
              <text:list-item>
                <text:p text:style-name="P10">« ingèrent » les bactéries</text:p>
              </text:list-item>
            </text:list>
          </draw:text-box>
        </draw:frame>
        <draw:frame draw:style-name="gr10" draw:text-style-name="P11" draw:layer="layout" svg:width="3.998cm" svg:height="1.369cm" svg:x="19.301cm" svg:y="13.3cm">
          <draw:text-box>
            <text:p text:style-name="P11"><text:span text:style-name="T3">Anti-corps</text:span></text:p>
          </draw:text-box>
        </draw:frame>
        <draw:frame draw:style-name="gr11" draw:text-style-name="P10" draw:layer="layout" svg:width="5.203cm" svg:height="3.605cm" svg:x="19.3cm" svg:y="13.865cm">
          <draw:text-box>
            <text:list text:style-name="L2">
              <text:list-item>
                <text:p text:style-name="P10"><text:span text:style-name="T4">Deuxième vague</text:span></text:p>
              </text:list-item>
              <text:list-item>
                <text:p text:style-name="P10"><text:span text:style-name="T4">Spécifiques</text:span></text:p>
              </text:list-item>
              <text:list-item>
                <text:p text:style-name="P10"><text:span text:style-name="T4">Efficaces</text:span></text:p>
              </text:list-item>
              <text:list-item>
                <text:p text:style-name="P10"><text:span text:style-name="T4">Sécrétés localement (zones à forte concentration)</text:span><text:span text:style-name="T4"><text:tab/></text:span></text:p>
              </text:list-item>
            </text:list>
          </draw:text-box>
        </draw:frame>
        <draw:frame draw:style-name="gr12" draw:text-style-name="P9" draw:layer="layout" svg:width="4.2cm" svg:height="2.02cm" svg:x="20.3cm" svg:y="10.9cm">
          <draw:text-box>
            <text:p text:style-name="P9">antibiotiques</text:p>
          </draw:text-box>
        </draw:frame>
        <draw:frame draw:style-name="gr4" draw:text-style-name="P8" draw:layer="layout" svg:width="4.5cm" svg:height="1.928cm" svg:x="4.9cm" svg:y="13.3cm">
          <draw:text-box>
            <text:p text:style-name="P8"><text:span text:style-name="T4">de l'alvéole à la trachée (ensuite c'est la sortie (fin))</text:span></text:p>
          </draw:text-box>
        </draw:frame>
        <draw:frame draw:style-name="gr4" draw:text-style-name="P4" draw:layer="layout" svg:width="6.247cm" svg:height="0.811cm" svg:x="0.153cm" svg:y="6.4cm">
          <draw:text-box>
            <text:p text:style-name="P4"><text:span text:style-name="T5">capable d'émettre des toxines</text:span></text:p>
          </draw:text-box>
        </draw:frame>
        <draw:frame draw:style-name="gr2" draw:text-style-name="P12" draw:layer="layout" svg:width="3.1cm" svg:height="2.021cm" svg:x="18.2cm" svg:y="7.7cm">
          <draw:text-box>
            <text:p text:style-name="P12"><text:span text:style-name="T6">PNJ</text:span></text:p>
          </draw:text-box>
        </draw:frame>
        <draw:frame draw:style-name="gr8" draw:text-style-name="P13" draw:layer="layout" svg:width="4.2cm" svg:height="1.631cm" svg:x="18.8cm" svg:y="7.1cm">
          <draw:text-box>
            <text:p text:style-name="P13"><text:span text:style-name="T7">Bactéries autres</text:span></text:p>
          </draw:text-box>
        </draw:frame>
        <draw:frame draw:style-name="gr13" draw:text-style-name="P14" draw:layer="layout" svg:width="5.2cm" svg:height="3.046cm" svg:x="21.2cm" svg:y="5.854cm">
          <draw:text-box>
            <text:p text:style-name="P14"><text:span text:style-name="T7">La conjugaison : échanger des fraction d'ADN</text:span></text:p>
          </draw:text-box>
        </draw:frame>
        <draw:frame draw:style-name="gr14" draw:text-style-name="P15" draw:layer="layout" svg:width="5.7cm" svg:height="2.487cm" svg:x="20.5cm" svg:y="9.213cm">
          <draw:text-box>
            <text:p text:style-name="P15"><text:span text:style-name="T8">Arrivent par vagues et diminuent la colonie</text:span></text:p>
          </draw:text-box>
        </draw:frame>
        <draw:frame draw:style-name="mindmap" draw:text-style-name="P14" draw:layer="layout" svg:width="5.7cm" svg:height="0.811cm" svg:x="15.973cm" svg:y="5.733cm">
          <draw:text-box>
            <text:p text:style-name="P14"><text:span text:style-name="T7">Marché avec les bactéries</text:span></text:p>
          </draw:text-box>
        </draw:frame>
        <draw:frame draw:style-name="mindmap" draw:text-style-name="P16" draw:layer="layout" svg:width="5.6cm" svg:height="1.369cm" svg:x="0.6cm" svg:y="4.631cm">
          <draw:text-box>
            <text:p text:style-name="P16"><text:span text:style-name="T5">Forme au choix (ronde, bâtonnets, hélicoïdale)</text:span></text:p>
          </draw:text-box>
        </draw:frame>
        <draw:frame draw:style-name="gr15" draw:layer="layout" svg:width="0.001cm" svg:height="0.963cm" svg:x="11cm" svg:y="14.5cm">
          <draw:text-box>
            <text:p/>
          </draw:text-box>
        </draw:frame>
        <draw:frame draw:style-name="gr16" draw:text-style-name="P17" draw:layer="layout" svg:width="4.2cm" svg:height="1.928cm" svg:x="25.3cm" svg:y="9.6cm">
          <draw:text-box>
            <text:p text:style-name="P17"><text:span text:style-name="T8">Touchent une partie des bactéries</text:span></text:p>
          </draw:text-box>
        </draw:frame>
        <draw:frame draw:style-name="gr17" draw:text-style-name="P17" draw:layer="layout" svg:width="6.3cm" svg:height="4.205cm" svg:x="23.4cm" svg:y="11.4cm">
          <draw:text-box>
            <text:p text:style-name="P17"><text:span text:style-name="T8">Annihilent la production de membrane plasmique (mort)</text:span></text:p>
            <text:p text:style-name="P17"><text:span text:style-name="T8">Ralentissent ou stoppent la production d'énergie</text:span></text:p>
            <text:p text:style-name="P17"><text:span text:style-name="T8">Bloquent la mito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ndmap" style:family="graphic" style:parent-style-name="standard">
      <style:graphic-properties draw:stroke="none" draw:fill="none" fo:min-height="0.561cm"/>
      <style:paragraph-properties fo:text-align="center" style:text-autospace="none" style:line-break="normal" style:writing-mode="page"/>
      <style:text-properties fo:color="#c5000b" style:text-outline="false" style:text-line-through-style="none" fo:font-family="Constantia" style:font-style-name="Normal" style:font-family-generic="roman" style:font-pitch="variable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Ari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lène Godard-Cadillac</meta:initial-creator>
    <meta:creation-date>2018-04-16T16:01:46.26</meta:creation-date>
    <dc:date>2018-04-16T17:15:24.54</dc:date>
    <dc:creator>Silène Godard-Cadillac</dc:creator>
    <meta:editing-duration>PT12M33S</meta:editing-duration>
    <meta:editing-cycles>1</meta:editing-cycles>
    <meta:document-statistic meta:object-count="25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99cm"/>
    </style:style>
    <style:style style:name="ro1" style:family="table-row">
      <style:table-row-properties style:row-height="1.326cm" fo:break-before="auto" style:use-optimal-row-height="false"/>
    </style:style>
    <style:style style:name="ro2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2" table:number-rows-repeated="1048574">
          <table:table-cell table:number-columns-repeated="3"/>
        </table:table-row>
        <table:table-row table:style-name="ro2">
          <table:table-cell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size="13pt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16/04/2018</text:date>, <text:time>17:1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